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svg:stroke-opacity="100%" draw:fill="gradient" draw:fill-gradient-name="a87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solid" svg:stroke-width="0.035cm" svg:stroke-color="#00000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000000" svg:stroke-opacity="100%" draw:fill="gradient" draw:fill-gradient-name="a877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35cm" svg:stroke-color="#000000" svg:stroke-opacity="100%" draw:fill="gradient" draw:fill-gradient-name="a88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35cm" svg:stroke-color="#000000" svg:stroke-opacity="100%" draw:fill="gradient" draw:fill-gradient-name="a891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6cm" draw:marker-end="Arrow" draw:marker-end-width="0.289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gr9" style:family="graphic">
      <style:graphic-properties draw:stroke="solid" svg:stroke-width="0.035cm" svg:stroke-color="#000000" svg:stroke-opacity="100%" draw:fill="gradient" draw:fill-gradient-name="a87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0" style:family="graphic">
      <style:graphic-properties draw:stroke="solid" svg:stroke-width="0.035cm" svg:stroke-color="#00000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>
      <style:graphic-properties draw:stroke="solid" svg:stroke-width="0.035cm" svg:stroke-color="#000000" svg:stroke-opacity="100%" draw:fill="gradient" draw:fill-gradient-name="a877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2" style:family="graphic">
      <style:graphic-properties draw:stroke="solid" svg:stroke-width="0.035cm" svg:stroke-color="#000000" svg:stroke-opacity="100%" draw:fill="gradient" draw:fill-gradient-name="a88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3" style:family="graphic">
      <style:graphic-properties draw:stroke="solid" svg:stroke-width="0.035cm" svg:stroke-color="#000000" svg:stroke-opacity="100%" draw:fill="gradient" draw:fill-gradient-name="a891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pr1" style:family="presentation" style:parent-style-name="Master1-Layout7-blank-Blank-notes">
      <style:graphic-properties draw:fill-color="#ffffff" fo:min-height="12.57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/>
    </style:style>
  </office:automatic-styles>
  <office:body>
    <office:presentation>
      <draw:page draw:name="Slide1" draw:style-name="dp1" draw:master-page-name="Master1-Layout7-blank-Blank" presentation:presentation-page-layout-name="AL1T13">
        <draw:custom-shape draw:name="Rectangle 7" draw:style-name="gr1" draw:text-style-name="P1" draw:layer="layout" svg:width="2.117cm" svg:height="2.117cm" svg:x="4.233cm" svg:y="0.618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1" draw:layer="layout" svg:width="2.117cm" svg:height="2.117cm" svg:x="4.233cm" svg:y="2.746cm">
          <text:p/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1" draw:layer="layout" svg:width="2.117cm" svg:height="2.117cm" svg:x="4.233cm" svg:y="4.857cm">
          <text:p/>
          <draw:enhanced-geometry svg:viewBox="0 0 21600 21600" draw:type="non-primitive" draw:enhanced-path="M 0 0 L 21600 0 21600 21600 0 21600 Z N"/>
        </draw:custom-shape>
        <draw:custom-shape draw:name="Rectangle 10" draw:style-name="gr2" draw:text-style-name="P1" draw:layer="layout" svg:width="2.117cm" svg:height="2.117cm" svg:x="4.233cm" svg:y="6.985cm">
          <text:p/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1" draw:layer="layout" svg:width="2.117cm" svg:height="2.117cm" svg:x="4.233cm" svg:y="9.102cm">
          <text:p/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.117cm" svg:height="2.117cm" svg:x="4.233cm" svg:y="11.23cm">
          <text:p/>
          <draw:enhanced-geometry svg:viewBox="0 0 21600 21600" draw:type="non-primitive" draw:enhanced-path="M 0 0 L 21600 0 21600 21600 0 21600 Z N"/>
        </draw:custom-shape>
        <draw:custom-shape draw:name="Rectangle 13" draw:style-name="gr5" draw:text-style-name="P1" draw:layer="layout" svg:width="2.117cm" svg:height="2.117cm" svg:x="4.233cm" svg:y="13.341cm">
          <text:p/>
          <draw:enhanced-geometry svg:viewBox="0 0 21600 21600" draw:type="non-primitive" draw:enhanced-path="M 0 0 L 21600 0 21600 21600 0 21600 Z N"/>
        </draw:custom-shape>
        <draw:custom-shape draw:name="Rectangle 14" draw:style-name="gr2" draw:text-style-name="P1" draw:layer="layout" svg:width="2.117cm" svg:height="2.117cm" svg:x="4.233cm" svg:y="15.469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1" draw:layer="layout" svg:width="2.117cm" svg:height="2.117cm" svg:x="6.334cm" svg:y="15.469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1" draw:layer="layout" svg:width="2.117cm" svg:height="2.117cm" svg:x="6.334cm" svg:y="0.618cm">
          <text:p/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1" draw:layer="layout" svg:width="2.117cm" svg:height="2.117cm" svg:x="6.334cm" svg:y="2.746cm">
          <text:p/>
          <draw:enhanced-geometry svg:viewBox="0 0 21600 21600" draw:type="non-primitive" draw:enhanced-path="M 0 0 L 21600 0 21600 21600 0 21600 Z N"/>
        </draw:custom-shape>
        <draw:custom-shape draw:name="Rectangle 10" draw:style-name="gr2" draw:text-style-name="P1" draw:layer="layout" svg:width="2.117cm" svg:height="2.117cm" svg:x="6.334cm" svg:y="4.857cm">
          <text:p/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1" draw:layer="layout" svg:width="2.117cm" svg:height="2.117cm" svg:x="6.334cm" svg:y="6.985cm">
          <text:p/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.117cm" svg:height="2.117cm" svg:x="6.334cm" svg:y="9.102cm">
          <text:p/>
          <draw:enhanced-geometry svg:viewBox="0 0 21600 21600" draw:type="non-primitive" draw:enhanced-path="M 0 0 L 21600 0 21600 21600 0 21600 Z N"/>
        </draw:custom-shape>
        <draw:custom-shape draw:name="Rectangle 13" draw:style-name="gr5" draw:text-style-name="P1" draw:layer="layout" svg:width="2.117cm" svg:height="2.117cm" svg:x="6.334cm" svg:y="11.23cm">
          <text:p/>
          <draw:enhanced-geometry svg:viewBox="0 0 21600 21600" draw:type="non-primitive" draw:enhanced-path="M 0 0 L 21600 0 21600 21600 0 21600 Z N"/>
        </draw:custom-shape>
        <draw:custom-shape draw:name="Rectangle 14" draw:style-name="gr2" draw:text-style-name="P1" draw:layer="layout" svg:width="2.117cm" svg:height="2.117cm" svg:x="6.334cm" svg:y="13.341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1" draw:layer="layout" svg:width="2.117cm" svg:height="2.117cm" svg:x="8.433cm" svg:y="0.618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1" draw:layer="layout" svg:width="2.117cm" svg:height="2.117cm" svg:x="8.433cm" svg:y="2.746cm">
          <text:p/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1" draw:layer="layout" svg:width="2.117cm" svg:height="2.117cm" svg:x="8.433cm" svg:y="4.857cm">
          <text:p/>
          <draw:enhanced-geometry svg:viewBox="0 0 21600 21600" draw:type="non-primitive" draw:enhanced-path="M 0 0 L 21600 0 21600 21600 0 21600 Z N"/>
        </draw:custom-shape>
        <draw:custom-shape draw:name="Rectangle 10" draw:style-name="gr2" draw:text-style-name="P1" draw:layer="layout" svg:width="2.117cm" svg:height="2.117cm" svg:x="8.433cm" svg:y="6.985cm">
          <text:p/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1" draw:layer="layout" svg:width="2.117cm" svg:height="2.117cm" svg:x="8.433cm" svg:y="9.102cm">
          <text:p/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.117cm" svg:height="2.117cm" svg:x="8.433cm" svg:y="11.23cm">
          <text:p/>
          <draw:enhanced-geometry svg:viewBox="0 0 21600 21600" draw:type="non-primitive" draw:enhanced-path="M 0 0 L 21600 0 21600 21600 0 21600 Z N"/>
        </draw:custom-shape>
        <draw:custom-shape draw:name="Rectangle 13" draw:style-name="gr5" draw:text-style-name="P1" draw:layer="layout" svg:width="2.117cm" svg:height="2.117cm" svg:x="8.433cm" svg:y="13.341cm">
          <text:p/>
          <draw:enhanced-geometry svg:viewBox="0 0 21600 21600" draw:type="non-primitive" draw:enhanced-path="M 0 0 L 21600 0 21600 21600 0 21600 Z N"/>
        </draw:custom-shape>
        <draw:custom-shape draw:name="Rectangle 14" draw:style-name="gr2" draw:text-style-name="P1" draw:layer="layout" svg:width="2.117cm" svg:height="2.117cm" svg:x="8.433cm" svg:y="15.469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1" draw:layer="layout" svg:width="2.117cm" svg:height="2.117cm" svg:x="10.534cm" svg:y="15.469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1" draw:layer="layout" svg:width="2.117cm" svg:height="2.117cm" svg:x="10.534cm" svg:y="0.618cm">
          <text:p/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1" draw:layer="layout" svg:width="2.117cm" svg:height="2.117cm" svg:x="10.534cm" svg:y="2.746cm">
          <text:p/>
          <draw:enhanced-geometry svg:viewBox="0 0 21600 21600" draw:type="non-primitive" draw:enhanced-path="M 0 0 L 21600 0 21600 21600 0 21600 Z N"/>
        </draw:custom-shape>
        <draw:custom-shape draw:name="Rectangle 10" draw:style-name="gr2" draw:text-style-name="P1" draw:layer="layout" svg:width="2.117cm" svg:height="2.117cm" svg:x="10.534cm" svg:y="4.857cm">
          <text:p/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1" draw:layer="layout" svg:width="2.117cm" svg:height="2.117cm" svg:x="10.534cm" svg:y="6.985cm">
          <text:p/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.117cm" svg:height="2.117cm" svg:x="10.534cm" svg:y="9.102cm">
          <text:p/>
          <draw:enhanced-geometry svg:viewBox="0 0 21600 21600" draw:type="non-primitive" draw:enhanced-path="M 0 0 L 21600 0 21600 21600 0 21600 Z N"/>
        </draw:custom-shape>
        <draw:custom-shape draw:name="Rectangle 13" draw:style-name="gr5" draw:text-style-name="P1" draw:layer="layout" svg:width="2.117cm" svg:height="2.117cm" svg:x="10.534cm" svg:y="11.23cm">
          <text:p/>
          <draw:enhanced-geometry svg:viewBox="0 0 21600 21600" draw:type="non-primitive" draw:enhanced-path="M 0 0 L 21600 0 21600 21600 0 21600 Z N"/>
        </draw:custom-shape>
        <draw:custom-shape draw:name="Rectangle 14" draw:style-name="gr2" draw:text-style-name="P1" draw:layer="layout" svg:width="2.117cm" svg:height="2.117cm" svg:x="10.534cm" svg:y="13.341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1" draw:layer="layout" svg:width="2.117cm" svg:height="2.117cm" svg:x="12.633cm" svg:y="0.618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1" draw:layer="layout" svg:width="2.117cm" svg:height="2.117cm" svg:x="12.633cm" svg:y="2.746cm">
          <text:p/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1" draw:layer="layout" svg:width="2.117cm" svg:height="2.117cm" svg:x="12.633cm" svg:y="4.857cm">
          <text:p/>
          <draw:enhanced-geometry svg:viewBox="0 0 21600 21600" draw:type="non-primitive" draw:enhanced-path="M 0 0 L 21600 0 21600 21600 0 21600 Z N"/>
        </draw:custom-shape>
        <draw:custom-shape draw:name="Rectangle 10" draw:style-name="gr2" draw:text-style-name="P1" draw:layer="layout" svg:width="2.117cm" svg:height="2.117cm" svg:x="12.633cm" svg:y="6.985cm">
          <text:p/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1" draw:layer="layout" svg:width="2.117cm" svg:height="2.117cm" svg:x="12.633cm" svg:y="9.102cm">
          <text:p/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.117cm" svg:height="2.117cm" svg:x="12.633cm" svg:y="11.23cm">
          <text:p/>
          <draw:enhanced-geometry svg:viewBox="0 0 21600 21600" draw:type="non-primitive" draw:enhanced-path="M 0 0 L 21600 0 21600 21600 0 21600 Z N"/>
        </draw:custom-shape>
        <draw:custom-shape draw:name="Rectangle 13" draw:style-name="gr5" draw:text-style-name="P1" draw:layer="layout" svg:width="2.117cm" svg:height="2.117cm" svg:x="12.633cm" svg:y="13.341cm">
          <text:p/>
          <draw:enhanced-geometry svg:viewBox="0 0 21600 21600" draw:type="non-primitive" draw:enhanced-path="M 0 0 L 21600 0 21600 21600 0 21600 Z N"/>
        </draw:custom-shape>
        <draw:custom-shape draw:name="Rectangle 14" draw:style-name="gr2" draw:text-style-name="P1" draw:layer="layout" svg:width="2.117cm" svg:height="2.117cm" svg:x="12.633cm" svg:y="15.469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1" draw:layer="layout" svg:width="2.117cm" svg:height="2.117cm" svg:x="14.734cm" svg:y="15.469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1" draw:layer="layout" svg:width="2.117cm" svg:height="2.117cm" svg:x="14.734cm" svg:y="0.618cm">
          <text:p/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1" draw:layer="layout" svg:width="2.117cm" svg:height="2.117cm" svg:x="14.734cm" svg:y="2.746cm">
          <text:p/>
          <draw:enhanced-geometry svg:viewBox="0 0 21600 21600" draw:type="non-primitive" draw:enhanced-path="M 0 0 L 21600 0 21600 21600 0 21600 Z N"/>
        </draw:custom-shape>
        <draw:custom-shape draw:name="Rectangle 10" draw:style-name="gr2" draw:text-style-name="P1" draw:layer="layout" svg:width="2.117cm" svg:height="2.117cm" svg:x="14.734cm" svg:y="4.857cm">
          <text:p/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1" draw:layer="layout" svg:width="2.117cm" svg:height="2.117cm" svg:x="14.734cm" svg:y="6.985cm">
          <text:p/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.117cm" svg:height="2.117cm" svg:x="14.734cm" svg:y="9.102cm">
          <text:p/>
          <draw:enhanced-geometry svg:viewBox="0 0 21600 21600" draw:type="non-primitive" draw:enhanced-path="M 0 0 L 21600 0 21600 21600 0 21600 Z N"/>
        </draw:custom-shape>
        <draw:custom-shape draw:name="Rectangle 13" draw:style-name="gr5" draw:text-style-name="P1" draw:layer="layout" svg:width="2.117cm" svg:height="2.117cm" svg:x="14.734cm" svg:y="11.23cm">
          <text:p/>
          <draw:enhanced-geometry svg:viewBox="0 0 21600 21600" draw:type="non-primitive" draw:enhanced-path="M 0 0 L 21600 0 21600 21600 0 21600 Z N"/>
        </draw:custom-shape>
        <draw:custom-shape draw:name="Rectangle 14" draw:style-name="gr2" draw:text-style-name="P1" draw:layer="layout" svg:width="2.117cm" svg:height="2.117cm" svg:x="14.734cm" svg:y="13.341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1" draw:layer="layout" svg:width="2.117cm" svg:height="2.117cm" svg:x="16.833cm" svg:y="0.618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1" draw:layer="layout" svg:width="2.117cm" svg:height="2.117cm" svg:x="16.833cm" svg:y="2.746cm">
          <text:p/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1" draw:layer="layout" svg:width="2.117cm" svg:height="2.117cm" svg:x="16.833cm" svg:y="4.857cm">
          <text:p/>
          <draw:enhanced-geometry svg:viewBox="0 0 21600 21600" draw:type="non-primitive" draw:enhanced-path="M 0 0 L 21600 0 21600 21600 0 21600 Z N"/>
        </draw:custom-shape>
        <draw:custom-shape draw:name="Rectangle 10" draw:style-name="gr2" draw:text-style-name="P1" draw:layer="layout" svg:width="2.117cm" svg:height="2.117cm" svg:x="16.833cm" svg:y="6.985cm">
          <text:p/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1" draw:layer="layout" svg:width="2.117cm" svg:height="2.117cm" svg:x="16.833cm" svg:y="9.102cm">
          <text:p/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.117cm" svg:height="2.117cm" svg:x="16.833cm" svg:y="11.23cm">
          <text:p/>
          <draw:enhanced-geometry svg:viewBox="0 0 21600 21600" draw:type="non-primitive" draw:enhanced-path="M 0 0 L 21600 0 21600 21600 0 21600 Z N"/>
        </draw:custom-shape>
        <draw:custom-shape draw:name="Rectangle 13" draw:style-name="gr5" draw:text-style-name="P1" draw:layer="layout" svg:width="2.117cm" svg:height="2.117cm" svg:x="16.833cm" svg:y="13.341cm">
          <text:p/>
          <draw:enhanced-geometry svg:viewBox="0 0 21600 21600" draw:type="non-primitive" draw:enhanced-path="M 0 0 L 21600 0 21600 21600 0 21600 Z N"/>
        </draw:custom-shape>
        <draw:custom-shape draw:name="Rectangle 14" draw:style-name="gr2" draw:text-style-name="P1" draw:layer="layout" svg:width="2.117cm" svg:height="2.117cm" svg:x="16.833cm" svg:y="15.469cm">
          <text:p/>
          <draw:enhanced-geometry svg:viewBox="0 0 21600 21600" draw:type="non-primitive" draw:enhanced-path="M 0 0 L 21600 0 21600 21600 0 21600 Z N"/>
        </draw:custom-shape>
        <draw:custom-shape draw:name="Rectangle 7" draw:style-name="gr1" draw:text-style-name="P1" draw:layer="layout" svg:width="2.117cm" svg:height="2.117cm" svg:x="18.934cm" svg:y="15.469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1" draw:layer="layout" svg:width="2.117cm" svg:height="2.117cm" svg:x="18.934cm" svg:y="0.618cm">
          <text:p/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1" draw:layer="layout" svg:width="2.117cm" svg:height="2.117cm" svg:x="18.934cm" svg:y="2.746cm">
          <text:p/>
          <draw:enhanced-geometry svg:viewBox="0 0 21600 21600" draw:type="non-primitive" draw:enhanced-path="M 0 0 L 21600 0 21600 21600 0 21600 Z N"/>
        </draw:custom-shape>
        <draw:custom-shape draw:name="Rectangle 10" draw:style-name="gr2" draw:text-style-name="P1" draw:layer="layout" svg:width="2.117cm" svg:height="2.117cm" svg:x="18.934cm" svg:y="4.857cm">
          <text:p/>
          <draw:enhanced-geometry svg:viewBox="0 0 21600 21600" draw:type="non-primitive" draw:enhanced-path="M 0 0 L 21600 0 21600 21600 0 21600 Z N"/>
        </draw:custom-shape>
        <draw:custom-shape draw:name="Rectangle 11" draw:style-name="gr4" draw:text-style-name="P1" draw:layer="layout" svg:width="2.117cm" svg:height="2.117cm" svg:x="18.934cm" svg:y="6.985cm">
          <text:p/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.117cm" svg:height="2.117cm" svg:x="18.934cm" svg:y="9.102cm">
          <text:p/>
          <draw:enhanced-geometry svg:viewBox="0 0 21600 21600" draw:type="non-primitive" draw:enhanced-path="M 0 0 L 21600 0 21600 21600 0 21600 Z N"/>
        </draw:custom-shape>
        <draw:custom-shape draw:name="Rectangle 13" draw:style-name="gr5" draw:text-style-name="P1" draw:layer="layout" svg:width="2.117cm" svg:height="2.117cm" svg:x="18.934cm" svg:y="11.23cm">
          <text:p/>
          <draw:enhanced-geometry svg:viewBox="0 0 21600 21600" draw:type="non-primitive" draw:enhanced-path="M 0 0 L 21600 0 21600 21600 0 21600 Z N"/>
        </draw:custom-shape>
        <draw:custom-shape draw:name="Rectangle 14" draw:style-name="gr2" draw:text-style-name="P1" draw:layer="layout" svg:width="2.117cm" svg:height="2.117cm" svg:x="18.934cm" svg:y="13.341cm">
          <text:p/>
          <draw:enhanced-geometry svg:viewBox="0 0 21600 21600" draw:type="non-primitive" draw:enhanced-path="M 0 0 L 21600 0 21600 21600 0 21600 Z N"/>
        </draw:custom-shape>
        <draw:g>
          <draw:custom-shape draw:style-name="gr6" draw:text-style-name="P2" draw:layer="layout" svg:width="1.524cm" svg:height="0.254cm" svg:x="10.844cm" svg:y="10.268cm">
            <text:p/>
            <draw:enhanced-geometry svg:viewBox="0 0 21600 21600" draw:glue-points="?f6 10800 10800 21600 ?f5 10800 10800 0" draw:text-areas="?f3 ?f3 ?f4 ?f4" draw:mirror-vertical="false" draw:type="trapezoid" draw:modifiers="3144.393442622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draw:layer="layout" svg:width="1.07cm" svg:height="0.254cm" svg:x="11.044cm" svg:y="10.52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0.254cm" svg:height="0.762cm" svg:x="11.452cm" svg:y="9.50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svg:x="11.452cm" svg:y="9.2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261799387799149) translate (10.99cm 9.64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261799387799149) translate (10.925cm 9.4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261799387799149) translate (11.922cm 9.5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261799387799149) translate (11.988cm 9.3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523598775598299) translate (10.542cm 9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523598775598299) translate (10.414cm 9.5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523598775598299) translate (12.397cm 9.67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523598775598299) translate (12.524cm 9.45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" draw:text-style-name="P2" draw:layer="layout" svg:width="1.524cm" svg:height="0.254cm" svg:x="10.844cm" svg:y="10.768cm">
            <text:p/>
            <draw:enhanced-geometry svg:viewBox="0 0 21600 21600" draw:glue-points="?f6 10800 10800 21600 ?f5 10800 10800 0" draw:text-areas="?f3 ?f3 ?f4 ?f4" draw:mirror-vertical="true" draw:type="trapezoid" draw:modifiers="3470.163934426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7" draw:text-style-name="P2" draw:layer="layout" svg:x1="11.584cm" svg:y1="8.128cm" svg:x2="11.584cm" svg:y2="1.778cm">
          <text:p/>
        </draw:line>
        <draw:line draw:style-name="gr7" draw:text-style-name="P2" draw:layer="layout" svg:x1="11.584cm" svg:y1="12.336cm" svg:x2="11.584cm" svg:y2="16.764cm">
          <text:p/>
        </draw:line>
        <draw:line draw:style-name="gr7" draw:text-style-name="P2" draw:layer="layout" svg:x1="13.684cm" svg:y1="10.128cm" svg:x2="20.066cm" svg:y2="10.128cm">
          <text:p/>
        </draw:line>
        <draw:line draw:style-name="gr7" draw:text-style-name="P2" draw:layer="layout" svg:x1="9.384cm" svg:y1="10.128cm" svg:x2="5.08cm" svg:y2="10.128cm">
          <text:p/>
        </draw:line>
        <draw:line draw:style-name="gr7" draw:text-style-name="P2" draw:layer="layout" svg:x1="13.584cm" svg:y1="8.128cm" svg:x2="20.066cm" svg:y2="1.524cm">
          <text:p/>
        </draw:line>
        <draw:line draw:style-name="gr7" draw:text-style-name="P2" draw:layer="layout" svg:x1="9.398cm" svg:y1="8.128cm" svg:x2="5.334cm" svg:y2="3.81cm">
          <text:p/>
        </draw:line>
        <draw:line draw:style-name="gr7" draw:text-style-name="P2" draw:layer="layout" svg:x1="9.398cm" svg:y1="12.446cm" svg:x2="5.08cm" svg:y2="16.51cm">
          <text:p/>
        </draw:line>
        <draw:line draw:style-name="gr7" draw:text-style-name="P2" draw:layer="layout" svg:x1="13.716cm" svg:y1="12.446cm" svg:x2="18.034cm" svg:y2="16.51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custom-shape draw:name="Rectangle 7" draw:style-name="gr9" draw:text-style-name="P1" draw:layer="Layout" svg:width="2.117cm" svg:height="2.117cm" svg:x="4.233cm" svg:y="0.618cm">
          <text:p/>
          <draw:enhanced-geometry svg:viewBox="0 0 21600 21600" draw:type="non-primitive" draw:enhanced-path="M 0 0 L 21600 0 21600 21600 0 21600 Z N"/>
        </draw:custom-shape>
        <draw:custom-shape draw:name="Rectangle 8" draw:style-name="gr10" draw:text-style-name="P1" draw:layer="Layout" svg:width="2.117cm" svg:height="2.117cm" svg:x="4.233cm" svg:y="2.746cm">
          <text:p/>
          <draw:enhanced-geometry svg:viewBox="0 0 21600 21600" draw:type="non-primitive" draw:enhanced-path="M 0 0 L 21600 0 21600 21600 0 21600 Z N"/>
        </draw:custom-shape>
        <draw:custom-shape draw:name="Rectangle 9" draw:style-name="gr11" draw:text-style-name="P1" draw:layer="Layout" svg:width="2.117cm" svg:height="2.117cm" svg:x="4.233cm" svg:y="4.857cm">
          <text:p/>
          <draw:enhanced-geometry svg:viewBox="0 0 21600 21600" draw:type="non-primitive" draw:enhanced-path="M 0 0 L 21600 0 21600 21600 0 21600 Z N"/>
        </draw:custom-shape>
        <draw:custom-shape draw:name="Rectangle 10" draw:style-name="gr10" draw:text-style-name="P1" draw:layer="Layout" svg:width="2.117cm" svg:height="2.117cm" svg:x="4.233cm" svg:y="6.985cm">
          <text:p/>
          <draw:enhanced-geometry svg:viewBox="0 0 21600 21600" draw:type="non-primitive" draw:enhanced-path="M 0 0 L 21600 0 21600 21600 0 21600 Z N"/>
        </draw:custom-shape>
        <draw:custom-shape draw:name="Rectangle 11" draw:style-name="gr12" draw:text-style-name="P1" draw:layer="Layout" svg:width="2.117cm" svg:height="2.117cm" svg:x="4.233cm" svg:y="9.102cm">
          <text:p/>
          <draw:enhanced-geometry svg:viewBox="0 0 21600 21600" draw:type="non-primitive" draw:enhanced-path="M 0 0 L 21600 0 21600 21600 0 21600 Z N"/>
        </draw:custom-shape>
        <draw:custom-shape draw:name="Rectangle 12" draw:style-name="gr10" draw:text-style-name="P1" draw:layer="Layout" svg:width="2.117cm" svg:height="2.117cm" svg:x="4.233cm" svg:y="11.23cm">
          <text:p/>
          <draw:enhanced-geometry svg:viewBox="0 0 21600 21600" draw:type="non-primitive" draw:enhanced-path="M 0 0 L 21600 0 21600 21600 0 21600 Z N"/>
        </draw:custom-shape>
        <draw:custom-shape draw:name="Rectangle 13" draw:style-name="gr13" draw:text-style-name="P1" draw:layer="Layout" svg:width="2.117cm" svg:height="2.117cm" svg:x="4.233cm" svg:y="13.341cm">
          <text:p/>
          <draw:enhanced-geometry svg:viewBox="0 0 21600 21600" draw:type="non-primitive" draw:enhanced-path="M 0 0 L 21600 0 21600 21600 0 21600 Z N"/>
        </draw:custom-shape>
        <draw:custom-shape draw:name="Rectangle 14" draw:style-name="gr10" draw:text-style-name="P1" draw:layer="Layout" svg:width="2.117cm" svg:height="2.117cm" svg:x="4.233cm" svg:y="15.469cm">
          <text:p/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2.117cm" svg:height="2.117cm" svg:x="6.334cm" svg:y="15.469cm">
          <text:p/>
          <draw:enhanced-geometry svg:viewBox="0 0 21600 21600" draw:type="non-primitive" draw:enhanced-path="M 0 0 L 21600 0 21600 21600 0 21600 Z N"/>
        </draw:custom-shape>
        <draw:custom-shape draw:name="Rectangle 8" draw:style-name="gr10" draw:text-style-name="P1" draw:layer="Layout" svg:width="2.117cm" svg:height="2.117cm" svg:x="6.334cm" svg:y="0.618cm">
          <text:p/>
          <draw:enhanced-geometry svg:viewBox="0 0 21600 21600" draw:type="non-primitive" draw:enhanced-path="M 0 0 L 21600 0 21600 21600 0 21600 Z N"/>
        </draw:custom-shape>
        <draw:custom-shape draw:name="Rectangle 9" draw:style-name="gr11" draw:text-style-name="P1" draw:layer="Layout" svg:width="2.117cm" svg:height="2.117cm" svg:x="6.334cm" svg:y="2.746cm">
          <text:p/>
          <draw:enhanced-geometry svg:viewBox="0 0 21600 21600" draw:type="non-primitive" draw:enhanced-path="M 0 0 L 21600 0 21600 21600 0 21600 Z N"/>
        </draw:custom-shape>
        <draw:custom-shape draw:name="Rectangle 10" draw:style-name="gr10" draw:text-style-name="P1" draw:layer="Layout" svg:width="2.117cm" svg:height="2.117cm" svg:x="6.334cm" svg:y="4.857cm">
          <text:p/>
          <draw:enhanced-geometry svg:viewBox="0 0 21600 21600" draw:type="non-primitive" draw:enhanced-path="M 0 0 L 21600 0 21600 21600 0 21600 Z N"/>
        </draw:custom-shape>
        <draw:custom-shape draw:name="Rectangle 11" draw:style-name="gr12" draw:text-style-name="P1" draw:layer="Layout" svg:width="2.117cm" svg:height="2.117cm" svg:x="6.334cm" svg:y="6.985cm">
          <text:p/>
          <draw:enhanced-geometry svg:viewBox="0 0 21600 21600" draw:type="non-primitive" draw:enhanced-path="M 0 0 L 21600 0 21600 21600 0 21600 Z N"/>
        </draw:custom-shape>
        <draw:custom-shape draw:name="Rectangle 12" draw:style-name="gr10" draw:text-style-name="P1" draw:layer="Layout" svg:width="2.117cm" svg:height="2.117cm" svg:x="6.334cm" svg:y="9.102cm">
          <text:p/>
          <draw:enhanced-geometry svg:viewBox="0 0 21600 21600" draw:type="non-primitive" draw:enhanced-path="M 0 0 L 21600 0 21600 21600 0 21600 Z N"/>
        </draw:custom-shape>
        <draw:custom-shape draw:name="Rectangle 13" draw:style-name="gr13" draw:text-style-name="P1" draw:layer="Layout" svg:width="2.117cm" svg:height="2.117cm" svg:x="6.334cm" svg:y="11.23cm">
          <text:p/>
          <draw:enhanced-geometry svg:viewBox="0 0 21600 21600" draw:type="non-primitive" draw:enhanced-path="M 0 0 L 21600 0 21600 21600 0 21600 Z N"/>
        </draw:custom-shape>
        <draw:custom-shape draw:name="Rectangle 14" draw:style-name="gr10" draw:text-style-name="P1" draw:layer="Layout" svg:width="2.117cm" svg:height="2.117cm" svg:x="6.334cm" svg:y="13.341cm">
          <text:p/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2.117cm" svg:height="2.117cm" svg:x="8.433cm" svg:y="0.618cm">
          <text:p/>
          <draw:enhanced-geometry svg:viewBox="0 0 21600 21600" draw:type="non-primitive" draw:enhanced-path="M 0 0 L 21600 0 21600 21600 0 21600 Z N"/>
        </draw:custom-shape>
        <draw:custom-shape draw:name="Rectangle 8" draw:style-name="gr10" draw:text-style-name="P1" draw:layer="Layout" svg:width="2.117cm" svg:height="2.117cm" svg:x="8.433cm" svg:y="2.746cm">
          <text:p/>
          <draw:enhanced-geometry svg:viewBox="0 0 21600 21600" draw:type="non-primitive" draw:enhanced-path="M 0 0 L 21600 0 21600 21600 0 21600 Z N"/>
        </draw:custom-shape>
        <draw:custom-shape draw:name="Rectangle 9" draw:style-name="gr11" draw:text-style-name="P1" draw:layer="Layout" svg:width="2.117cm" svg:height="2.117cm" svg:x="8.433cm" svg:y="4.857cm">
          <text:p/>
          <draw:enhanced-geometry svg:viewBox="0 0 21600 21600" draw:type="non-primitive" draw:enhanced-path="M 0 0 L 21600 0 21600 21600 0 21600 Z N"/>
        </draw:custom-shape>
        <draw:custom-shape draw:name="Rectangle 10" draw:style-name="gr10" draw:text-style-name="P1" draw:layer="Layout" svg:width="2.117cm" svg:height="2.117cm" svg:x="8.433cm" svg:y="6.985cm">
          <text:p/>
          <draw:enhanced-geometry svg:viewBox="0 0 21600 21600" draw:type="non-primitive" draw:enhanced-path="M 0 0 L 21600 0 21600 21600 0 21600 Z N"/>
        </draw:custom-shape>
        <draw:custom-shape draw:name="Rectangle 11" draw:style-name="gr12" draw:text-style-name="P1" draw:layer="Layout" svg:width="2.117cm" svg:height="2.117cm" svg:x="8.433cm" svg:y="9.102cm">
          <text:p/>
          <draw:enhanced-geometry svg:viewBox="0 0 21600 21600" draw:type="non-primitive" draw:enhanced-path="M 0 0 L 21600 0 21600 21600 0 21600 Z N"/>
        </draw:custom-shape>
        <draw:custom-shape draw:name="Rectangle 12" draw:style-name="gr10" draw:text-style-name="P1" draw:layer="Layout" svg:width="2.117cm" svg:height="2.117cm" svg:x="8.433cm" svg:y="11.23cm">
          <text:p/>
          <draw:enhanced-geometry svg:viewBox="0 0 21600 21600" draw:type="non-primitive" draw:enhanced-path="M 0 0 L 21600 0 21600 21600 0 21600 Z N"/>
        </draw:custom-shape>
        <draw:custom-shape draw:name="Rectangle 13" draw:style-name="gr13" draw:text-style-name="P1" draw:layer="Layout" svg:width="2.117cm" svg:height="2.117cm" svg:x="8.433cm" svg:y="13.341cm">
          <text:p/>
          <draw:enhanced-geometry svg:viewBox="0 0 21600 21600" draw:type="non-primitive" draw:enhanced-path="M 0 0 L 21600 0 21600 21600 0 21600 Z N"/>
        </draw:custom-shape>
        <draw:custom-shape draw:name="Rectangle 14" draw:style-name="gr10" draw:text-style-name="P1" draw:layer="Layout" svg:width="2.117cm" svg:height="2.117cm" svg:x="8.433cm" svg:y="15.469cm">
          <text:p/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2.117cm" svg:height="2.117cm" svg:x="10.534cm" svg:y="15.469cm">
          <text:p/>
          <draw:enhanced-geometry svg:viewBox="0 0 21600 21600" draw:type="non-primitive" draw:enhanced-path="M 0 0 L 21600 0 21600 21600 0 21600 Z N"/>
        </draw:custom-shape>
        <draw:custom-shape draw:name="Rectangle 8" draw:style-name="gr10" draw:text-style-name="P1" draw:layer="Layout" svg:width="2.117cm" svg:height="2.117cm" svg:x="10.534cm" svg:y="0.618cm">
          <text:p/>
          <draw:enhanced-geometry svg:viewBox="0 0 21600 21600" draw:type="non-primitive" draw:enhanced-path="M 0 0 L 21600 0 21600 21600 0 21600 Z N"/>
        </draw:custom-shape>
        <draw:custom-shape draw:name="Rectangle 9" draw:style-name="gr11" draw:text-style-name="P1" draw:layer="Layout" svg:width="2.117cm" svg:height="2.117cm" svg:x="10.534cm" svg:y="2.746cm">
          <text:p/>
          <draw:enhanced-geometry svg:viewBox="0 0 21600 21600" draw:type="non-primitive" draw:enhanced-path="M 0 0 L 21600 0 21600 21600 0 21600 Z N"/>
        </draw:custom-shape>
        <draw:custom-shape draw:name="Rectangle 10" draw:style-name="gr10" draw:text-style-name="P1" draw:layer="Layout" svg:width="2.117cm" svg:height="2.117cm" svg:x="10.534cm" svg:y="4.857cm">
          <text:p/>
          <draw:enhanced-geometry svg:viewBox="0 0 21600 21600" draw:type="non-primitive" draw:enhanced-path="M 0 0 L 21600 0 21600 21600 0 21600 Z N"/>
        </draw:custom-shape>
        <draw:custom-shape draw:name="Rectangle 11" draw:style-name="gr12" draw:text-style-name="P1" draw:layer="Layout" svg:width="2.117cm" svg:height="2.117cm" svg:x="10.534cm" svg:y="6.985cm">
          <text:p/>
          <draw:enhanced-geometry svg:viewBox="0 0 21600 21600" draw:type="non-primitive" draw:enhanced-path="M 0 0 L 21600 0 21600 21600 0 21600 Z N"/>
        </draw:custom-shape>
        <draw:custom-shape draw:name="Rectangle 12" draw:style-name="gr10" draw:text-style-name="P1" draw:layer="Layout" svg:width="2.117cm" svg:height="2.117cm" svg:x="10.534cm" svg:y="9.102cm">
          <text:p/>
          <draw:enhanced-geometry svg:viewBox="0 0 21600 21600" draw:type="non-primitive" draw:enhanced-path="M 0 0 L 21600 0 21600 21600 0 21600 Z N"/>
        </draw:custom-shape>
        <draw:custom-shape draw:name="Rectangle 13" draw:style-name="gr13" draw:text-style-name="P1" draw:layer="Layout" svg:width="2.117cm" svg:height="2.117cm" svg:x="10.534cm" svg:y="11.23cm">
          <text:p/>
          <draw:enhanced-geometry svg:viewBox="0 0 21600 21600" draw:type="non-primitive" draw:enhanced-path="M 0 0 L 21600 0 21600 21600 0 21600 Z N"/>
        </draw:custom-shape>
        <draw:custom-shape draw:name="Rectangle 14" draw:style-name="gr10" draw:text-style-name="P1" draw:layer="Layout" svg:width="2.117cm" svg:height="2.117cm" svg:x="10.534cm" svg:y="13.341cm">
          <text:p/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2.117cm" svg:height="2.117cm" svg:x="12.633cm" svg:y="0.618cm">
          <text:p/>
          <draw:enhanced-geometry svg:viewBox="0 0 21600 21600" draw:type="non-primitive" draw:enhanced-path="M 0 0 L 21600 0 21600 21600 0 21600 Z N"/>
        </draw:custom-shape>
        <draw:custom-shape draw:name="Rectangle 8" draw:style-name="gr10" draw:text-style-name="P1" draw:layer="Layout" svg:width="2.117cm" svg:height="2.117cm" svg:x="12.633cm" svg:y="2.746cm">
          <text:p/>
          <draw:enhanced-geometry svg:viewBox="0 0 21600 21600" draw:type="non-primitive" draw:enhanced-path="M 0 0 L 21600 0 21600 21600 0 21600 Z N"/>
        </draw:custom-shape>
        <draw:custom-shape draw:name="Rectangle 9" draw:style-name="gr11" draw:text-style-name="P1" draw:layer="Layout" svg:width="2.117cm" svg:height="2.117cm" svg:x="12.633cm" svg:y="4.857cm">
          <text:p/>
          <draw:enhanced-geometry svg:viewBox="0 0 21600 21600" draw:type="non-primitive" draw:enhanced-path="M 0 0 L 21600 0 21600 21600 0 21600 Z N"/>
        </draw:custom-shape>
        <draw:custom-shape draw:name="Rectangle 10" draw:style-name="gr10" draw:text-style-name="P1" draw:layer="Layout" svg:width="2.117cm" svg:height="2.117cm" svg:x="12.633cm" svg:y="6.985cm">
          <text:p/>
          <draw:enhanced-geometry svg:viewBox="0 0 21600 21600" draw:type="non-primitive" draw:enhanced-path="M 0 0 L 21600 0 21600 21600 0 21600 Z N"/>
        </draw:custom-shape>
        <draw:custom-shape draw:name="Rectangle 11" draw:style-name="gr12" draw:text-style-name="P1" draw:layer="Layout" svg:width="2.117cm" svg:height="2.117cm" svg:x="12.633cm" svg:y="9.102cm">
          <text:p/>
          <draw:enhanced-geometry svg:viewBox="0 0 21600 21600" draw:type="non-primitive" draw:enhanced-path="M 0 0 L 21600 0 21600 21600 0 21600 Z N"/>
        </draw:custom-shape>
        <draw:custom-shape draw:name="Rectangle 12" draw:style-name="gr2" draw:text-style-name="P1" draw:layer="layout" svg:width="2.117cm" svg:height="2.117cm" svg:x="12.633cm" svg:y="11.23cm">
          <text:p/>
          <draw:enhanced-geometry svg:viewBox="0 0 21600 21600" draw:type="non-primitive" draw:enhanced-path="M 0 0 L 21600 0 21600 21600 0 21600 Z N"/>
        </draw:custom-shape>
        <draw:custom-shape draw:name="Rectangle 13" draw:style-name="gr13" draw:text-style-name="P1" draw:layer="Layout" svg:width="2.117cm" svg:height="2.117cm" svg:x="12.633cm" svg:y="13.341cm">
          <text:p/>
          <draw:enhanced-geometry svg:viewBox="0 0 21600 21600" draw:type="non-primitive" draw:enhanced-path="M 0 0 L 21600 0 21600 21600 0 21600 Z N"/>
        </draw:custom-shape>
        <draw:custom-shape draw:name="Rectangle 14" draw:style-name="gr10" draw:text-style-name="P1" draw:layer="Layout" svg:width="2.117cm" svg:height="2.117cm" svg:x="12.633cm" svg:y="15.469cm">
          <text:p/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2.117cm" svg:height="2.117cm" svg:x="14.734cm" svg:y="15.469cm">
          <text:p/>
          <draw:enhanced-geometry svg:viewBox="0 0 21600 21600" draw:type="non-primitive" draw:enhanced-path="M 0 0 L 21600 0 21600 21600 0 21600 Z N"/>
        </draw:custom-shape>
        <draw:custom-shape draw:name="Rectangle 8" draw:style-name="gr10" draw:text-style-name="P1" draw:layer="Layout" svg:width="2.117cm" svg:height="2.117cm" svg:x="14.734cm" svg:y="0.618cm">
          <text:p/>
          <draw:enhanced-geometry svg:viewBox="0 0 21600 21600" draw:type="non-primitive" draw:enhanced-path="M 0 0 L 21600 0 21600 21600 0 21600 Z N"/>
        </draw:custom-shape>
        <draw:custom-shape draw:name="Rectangle 9" draw:style-name="gr11" draw:text-style-name="P1" draw:layer="Layout" svg:width="2.117cm" svg:height="2.117cm" svg:x="14.734cm" svg:y="2.746cm">
          <text:p/>
          <draw:enhanced-geometry svg:viewBox="0 0 21600 21600" draw:type="non-primitive" draw:enhanced-path="M 0 0 L 21600 0 21600 21600 0 21600 Z N"/>
        </draw:custom-shape>
        <draw:custom-shape draw:name="Rectangle 10" draw:style-name="gr10" draw:text-style-name="P1" draw:layer="Layout" svg:width="2.117cm" svg:height="2.117cm" svg:x="14.734cm" svg:y="4.857cm">
          <text:p/>
          <draw:enhanced-geometry svg:viewBox="0 0 21600 21600" draw:type="non-primitive" draw:enhanced-path="M 0 0 L 21600 0 21600 21600 0 21600 Z N"/>
        </draw:custom-shape>
        <draw:custom-shape draw:name="Rectangle 11" draw:style-name="gr12" draw:text-style-name="P1" draw:layer="Layout" svg:width="2.117cm" svg:height="2.117cm" svg:x="14.734cm" svg:y="6.985cm">
          <text:p/>
          <draw:enhanced-geometry svg:viewBox="0 0 21600 21600" draw:type="non-primitive" draw:enhanced-path="M 0 0 L 21600 0 21600 21600 0 21600 Z N"/>
        </draw:custom-shape>
        <draw:custom-shape draw:name="Rectangle 12" draw:style-name="gr10" draw:text-style-name="P1" draw:layer="Layout" svg:width="2.117cm" svg:height="2.117cm" svg:x="14.734cm" svg:y="9.102cm">
          <text:p/>
          <draw:enhanced-geometry svg:viewBox="0 0 21600 21600" draw:type="non-primitive" draw:enhanced-path="M 0 0 L 21600 0 21600 21600 0 21600 Z N"/>
        </draw:custom-shape>
        <draw:custom-shape draw:name="Rectangle 13" draw:style-name="gr13" draw:text-style-name="P1" draw:layer="Layout" svg:width="2.117cm" svg:height="2.117cm" svg:x="14.734cm" svg:y="11.23cm">
          <text:p/>
          <draw:enhanced-geometry svg:viewBox="0 0 21600 21600" draw:type="non-primitive" draw:enhanced-path="M 0 0 L 21600 0 21600 21600 0 21600 Z N"/>
        </draw:custom-shape>
        <draw:custom-shape draw:name="Rectangle 14" draw:style-name="gr10" draw:text-style-name="P1" draw:layer="Layout" svg:width="2.117cm" svg:height="2.117cm" svg:x="14.734cm" svg:y="13.341cm">
          <text:p/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2.117cm" svg:height="2.117cm" svg:x="16.833cm" svg:y="0.618cm">
          <text:p/>
          <draw:enhanced-geometry svg:viewBox="0 0 21600 21600" draw:type="non-primitive" draw:enhanced-path="M 0 0 L 21600 0 21600 21600 0 21600 Z N"/>
        </draw:custom-shape>
        <draw:custom-shape draw:name="Rectangle 8" draw:style-name="gr10" draw:text-style-name="P1" draw:layer="Layout" svg:width="2.117cm" svg:height="2.117cm" svg:x="16.833cm" svg:y="2.746cm">
          <text:p/>
          <draw:enhanced-geometry svg:viewBox="0 0 21600 21600" draw:type="non-primitive" draw:enhanced-path="M 0 0 L 21600 0 21600 21600 0 21600 Z N"/>
        </draw:custom-shape>
        <draw:custom-shape draw:name="Rectangle 9" draw:style-name="gr11" draw:text-style-name="P1" draw:layer="Layout" svg:width="2.117cm" svg:height="2.117cm" svg:x="16.833cm" svg:y="4.857cm">
          <text:p/>
          <draw:enhanced-geometry svg:viewBox="0 0 21600 21600" draw:type="non-primitive" draw:enhanced-path="M 0 0 L 21600 0 21600 21600 0 21600 Z N"/>
        </draw:custom-shape>
        <draw:custom-shape draw:name="Rectangle 10" draw:style-name="gr10" draw:text-style-name="P1" draw:layer="Layout" svg:width="2.117cm" svg:height="2.117cm" svg:x="16.833cm" svg:y="6.985cm">
          <text:p/>
          <draw:enhanced-geometry svg:viewBox="0 0 21600 21600" draw:type="non-primitive" draw:enhanced-path="M 0 0 L 21600 0 21600 21600 0 21600 Z N"/>
        </draw:custom-shape>
        <draw:custom-shape draw:name="Rectangle 11" draw:style-name="gr12" draw:text-style-name="P1" draw:layer="Layout" svg:width="2.117cm" svg:height="2.117cm" svg:x="16.833cm" svg:y="9.102cm">
          <text:p/>
          <draw:enhanced-geometry svg:viewBox="0 0 21600 21600" draw:type="non-primitive" draw:enhanced-path="M 0 0 L 21600 0 21600 21600 0 21600 Z N"/>
        </draw:custom-shape>
        <draw:custom-shape draw:name="Rectangle 12" draw:style-name="gr10" draw:text-style-name="P1" draw:layer="Layout" svg:width="2.117cm" svg:height="2.117cm" svg:x="16.833cm" svg:y="11.23cm">
          <text:p/>
          <draw:enhanced-geometry svg:viewBox="0 0 21600 21600" draw:type="non-primitive" draw:enhanced-path="M 0 0 L 21600 0 21600 21600 0 21600 Z N"/>
        </draw:custom-shape>
        <draw:custom-shape draw:name="Rectangle 13" draw:style-name="gr13" draw:text-style-name="P1" draw:layer="Layout" svg:width="2.117cm" svg:height="2.117cm" svg:x="16.833cm" svg:y="13.341cm">
          <text:p/>
          <draw:enhanced-geometry svg:viewBox="0 0 21600 21600" draw:type="non-primitive" draw:enhanced-path="M 0 0 L 21600 0 21600 21600 0 21600 Z N"/>
        </draw:custom-shape>
        <draw:custom-shape draw:name="Rectangle 14" draw:style-name="gr10" draw:text-style-name="P1" draw:layer="Layout" svg:width="2.117cm" svg:height="2.117cm" svg:x="16.833cm" svg:y="15.469cm">
          <text:p/>
          <draw:enhanced-geometry svg:viewBox="0 0 21600 21600" draw:type="non-primitive" draw:enhanced-path="M 0 0 L 21600 0 21600 21600 0 21600 Z N"/>
        </draw:custom-shape>
        <draw:custom-shape draw:name="Rectangle 7" draw:style-name="gr9" draw:text-style-name="P1" draw:layer="Layout" svg:width="2.117cm" svg:height="2.117cm" svg:x="18.934cm" svg:y="15.469cm">
          <text:p/>
          <draw:enhanced-geometry svg:viewBox="0 0 21600 21600" draw:type="non-primitive" draw:enhanced-path="M 0 0 L 21600 0 21600 21600 0 21600 Z N"/>
        </draw:custom-shape>
        <draw:custom-shape draw:name="Rectangle 8" draw:style-name="gr10" draw:text-style-name="P1" draw:layer="Layout" svg:width="2.117cm" svg:height="2.117cm" svg:x="18.934cm" svg:y="0.618cm">
          <text:p/>
          <draw:enhanced-geometry svg:viewBox="0 0 21600 21600" draw:type="non-primitive" draw:enhanced-path="M 0 0 L 21600 0 21600 21600 0 21600 Z N"/>
        </draw:custom-shape>
        <draw:custom-shape draw:name="Rectangle 9" draw:style-name="gr11" draw:text-style-name="P1" draw:layer="Layout" svg:width="2.117cm" svg:height="2.117cm" svg:x="18.934cm" svg:y="2.746cm">
          <text:p/>
          <draw:enhanced-geometry svg:viewBox="0 0 21600 21600" draw:type="non-primitive" draw:enhanced-path="M 0 0 L 21600 0 21600 21600 0 21600 Z N"/>
        </draw:custom-shape>
        <draw:custom-shape draw:name="Rectangle 10" draw:style-name="gr10" draw:text-style-name="P1" draw:layer="Layout" svg:width="2.117cm" svg:height="2.117cm" svg:x="18.934cm" svg:y="4.857cm">
          <text:p/>
          <draw:enhanced-geometry svg:viewBox="0 0 21600 21600" draw:type="non-primitive" draw:enhanced-path="M 0 0 L 21600 0 21600 21600 0 21600 Z N"/>
        </draw:custom-shape>
        <draw:custom-shape draw:name="Rectangle 11" draw:style-name="gr12" draw:text-style-name="P1" draw:layer="Layout" svg:width="2.117cm" svg:height="2.117cm" svg:x="18.934cm" svg:y="6.985cm">
          <text:p/>
          <draw:enhanced-geometry svg:viewBox="0 0 21600 21600" draw:type="non-primitive" draw:enhanced-path="M 0 0 L 21600 0 21600 21600 0 21600 Z N"/>
        </draw:custom-shape>
        <draw:custom-shape draw:name="Rectangle 12" draw:style-name="gr10" draw:text-style-name="P1" draw:layer="Layout" svg:width="2.117cm" svg:height="2.117cm" svg:x="18.934cm" svg:y="9.102cm">
          <text:p/>
          <draw:enhanced-geometry svg:viewBox="0 0 21600 21600" draw:type="non-primitive" draw:enhanced-path="M 0 0 L 21600 0 21600 21600 0 21600 Z N"/>
        </draw:custom-shape>
        <draw:custom-shape draw:name="Rectangle 13" draw:style-name="gr13" draw:text-style-name="P1" draw:layer="Layout" svg:width="2.117cm" svg:height="2.117cm" svg:x="18.934cm" svg:y="11.23cm">
          <text:p/>
          <draw:enhanced-geometry svg:viewBox="0 0 21600 21600" draw:type="non-primitive" draw:enhanced-path="M 0 0 L 21600 0 21600 21600 0 21600 Z N"/>
        </draw:custom-shape>
        <draw:custom-shape draw:name="Rectangle 14" draw:style-name="gr10" draw:text-style-name="P1" draw:layer="Layout" svg:width="2.117cm" svg:height="2.117cm" svg:x="18.934cm" svg:y="13.341cm">
          <text:p/>
          <draw:enhanced-geometry svg:viewBox="0 0 21600 21600" draw:type="non-primitive" draw:enhanced-path="M 0 0 L 21600 0 21600 21600 0 21600 Z N"/>
        </draw:custom-shape>
        <draw:g>
          <draw:custom-shape draw:style-name="gr6" draw:text-style-name="P2" draw:layer="layout" svg:width="1.524cm" svg:height="0.254cm" svg:x="8.768cm" svg:y="16.618cm">
            <text:p/>
            <draw:enhanced-geometry svg:viewBox="0 0 21600 21600" draw:glue-points="?f6 10800 10800 21600 ?f5 10800 10800 0" draw:text-areas="?f3 ?f3 ?f4 ?f4" draw:mirror-vertical="false" draw:type="trapezoid" draw:modifiers="3144.393442622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draw:layer="layout" svg:width="1.07cm" svg:height="0.254cm" svg:x="8.968cm" svg:y="16.8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0.254cm" svg:height="0.762cm" svg:x="9.376cm" svg:y="15.85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svg:x="9.376cm" svg:y="15.6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261799387799149) translate (8.914cm 15.99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261799387799149) translate (8.849cm 15.7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261799387799149) translate (9.846cm 15.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261799387799149) translate (9.912cm 15.6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523598775598299) translate (8.466cm 16.1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523598775598299) translate (8.338cm 15.9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523598775598299) translate (10.321cm 16.02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523598775598299) translate (10.448cm 15.8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" draw:text-style-name="P2" draw:layer="layout" svg:width="1.524cm" svg:height="0.254cm" svg:x="8.768cm" svg:y="17.118cm">
            <text:p/>
            <draw:enhanced-geometry svg:viewBox="0 0 21600 21600" draw:glue-points="?f6 10800 10800 21600 ?f5 10800 10800 0" draw:text-areas="?f3 ?f3 ?f4 ?f4" draw:mirror-vertical="true" draw:type="trapezoid" draw:modifiers="3470.163934426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6" draw:text-style-name="P2" draw:layer="layout" svg:width="1.524cm" svg:height="0.254cm" svg:x="6.668cm" svg:y="12.418cm">
            <text:p/>
            <draw:enhanced-geometry svg:viewBox="0 0 21600 21600" draw:glue-points="?f6 10800 10800 21600 ?f5 10800 10800 0" draw:text-areas="?f3 ?f3 ?f4 ?f4" draw:mirror-vertical="false" draw:type="trapezoid" draw:modifiers="3144.393442622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draw:layer="layout" svg:width="1.07cm" svg:height="0.254cm" svg:x="6.868cm" svg:y="12.6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0.254cm" svg:height="0.762cm" svg:x="7.276cm" svg:y="11.65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svg:x="7.276cm" svg:y="11.4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261799387799149) translate (6.814cm 11.79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261799387799149) translate (6.749cm 11.5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261799387799149) translate (7.746cm 11.7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261799387799149) translate (7.812cm 11.4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523598775598299) translate (6.366cm 11.9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523598775598299) translate (6.238cm 11.7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523598775598299) translate (8.221cm 11.82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523598775598299) translate (8.348cm 11.6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" draw:text-style-name="P2" draw:layer="layout" svg:width="1.524cm" svg:height="0.254cm" svg:x="6.668cm" svg:y="12.918cm">
            <text:p/>
            <draw:enhanced-geometry svg:viewBox="0 0 21600 21600" draw:glue-points="?f6 10800 10800 21600 ?f5 10800 10800 0" draw:text-areas="?f3 ?f3 ?f4 ?f4" draw:mirror-vertical="true" draw:type="trapezoid" draw:modifiers="3470.163934426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6" draw:text-style-name="P2" draw:layer="layout" svg:width="1.524cm" svg:height="0.254cm" svg:x="12.968cm" svg:y="14.518cm">
            <text:p/>
            <draw:enhanced-geometry svg:viewBox="0 0 21600 21600" draw:glue-points="?f6 10800 10800 21600 ?f5 10800 10800 0" draw:text-areas="?f3 ?f3 ?f4 ?f4" draw:mirror-vertical="false" draw:type="trapezoid" draw:modifiers="3144.393442622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draw:layer="layout" svg:width="1.07cm" svg:height="0.254cm" svg:x="13.168cm" svg:y="14.7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0.254cm" svg:height="0.762cm" svg:x="13.576cm" svg:y="13.75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svg:x="13.576cm" svg:y="13.5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261799387799149) translate (13.114cm 13.89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261799387799149) translate (13.049cm 13.6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261799387799149) translate (14.046cm 13.8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261799387799149) translate (14.112cm 13.5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523598775598299) translate (12.666cm 14.0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523598775598299) translate (12.538cm 13.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523598775598299) translate (14.521cm 13.92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523598775598299) translate (14.648cm 13.7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" draw:text-style-name="P2" draw:layer="layout" svg:width="1.524cm" svg:height="0.254cm" svg:x="12.968cm" svg:y="15.018cm">
            <text:p/>
            <draw:enhanced-geometry svg:viewBox="0 0 21600 21600" draw:glue-points="?f6 10800 10800 21600 ?f5 10800 10800 0" draw:text-areas="?f3 ?f3 ?f4 ?f4" draw:mirror-vertical="true" draw:type="trapezoid" draw:modifiers="3470.163934426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6" draw:text-style-name="P2" draw:layer="layout" svg:width="1.524cm" svg:height="0.254cm" svg:x="4.568cm" svg:y="8.118cm">
            <text:p/>
            <draw:enhanced-geometry svg:viewBox="0 0 21600 21600" draw:glue-points="?f6 10800 10800 21600 ?f5 10800 10800 0" draw:text-areas="?f3 ?f3 ?f4 ?f4" draw:mirror-vertical="false" draw:type="trapezoid" draw:modifiers="3144.393442622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draw:layer="layout" svg:width="1.07cm" svg:height="0.254cm" svg:x="4.768cm" svg:y="8.3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0.254cm" svg:height="0.762cm" svg:x="5.176cm" svg:y="7.35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svg:x="5.176cm" svg:y="7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261799387799149) translate (4.714cm 7.49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261799387799149) translate (4.649cm 7.2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261799387799149) translate (5.646cm 7.4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261799387799149) translate (5.712cm 7.1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523598775598299) translate (4.266cm 7.6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523598775598299) translate (4.138cm 7.4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523598775598299) translate (6.121cm 7.52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523598775598299) translate (6.248cm 7.3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" draw:text-style-name="P2" draw:layer="layout" svg:width="1.524cm" svg:height="0.254cm" svg:x="4.568cm" svg:y="8.618cm">
            <text:p/>
            <draw:enhanced-geometry svg:viewBox="0 0 21600 21600" draw:glue-points="?f6 10800 10800 21600 ?f5 10800 10800 0" draw:text-areas="?f3 ?f3 ?f4 ?f4" draw:mirror-vertical="true" draw:type="trapezoid" draw:modifiers="3470.163934426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6" draw:text-style-name="P2" draw:layer="layout" svg:width="1.524cm" svg:height="0.254cm" svg:x="15.068cm" svg:y="1.718cm">
            <text:p/>
            <draw:enhanced-geometry svg:viewBox="0 0 21600 21600" draw:glue-points="?f6 10800 10800 21600 ?f5 10800 10800 0" draw:text-areas="?f3 ?f3 ?f4 ?f4" draw:mirror-vertical="false" draw:type="trapezoid" draw:modifiers="3144.393442622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draw:layer="layout" svg:width="1.07cm" svg:height="0.254cm" svg:x="15.268cm" svg:y="1.9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0.254cm" svg:height="0.762cm" svg:x="15.676cm" svg:y="0.95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svg:x="15.676cm" svg:y="0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261799387799149) translate (15.214cm 1.09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261799387799149) translate (15.149cm 0.8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261799387799149) translate (16.146cm 1.0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261799387799149) translate (16.212cm 0.7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523598775598299) translate (14.766cm 1.2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523598775598299) translate (14.638cm 1.0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523598775598299) translate (16.621cm 1.12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523598775598299) translate (16.748cm 0.9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" draw:text-style-name="P2" draw:layer="layout" svg:width="1.524cm" svg:height="0.254cm" svg:x="15.068cm" svg:y="2.218cm">
            <text:p/>
            <draw:enhanced-geometry svg:viewBox="0 0 21600 21600" draw:glue-points="?f6 10800 10800 21600 ?f5 10800 10800 0" draw:text-areas="?f3 ?f3 ?f4 ?f4" draw:mirror-vertical="true" draw:type="trapezoid" draw:modifiers="3470.163934426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6" draw:text-style-name="P2" draw:layer="layout" svg:width="1.524cm" svg:height="0.254cm" svg:x="10.868cm" svg:y="3.918cm">
            <text:p/>
            <draw:enhanced-geometry svg:viewBox="0 0 21600 21600" draw:glue-points="?f6 10800 10800 21600 ?f5 10800 10800 0" draw:text-areas="?f3 ?f3 ?f4 ?f4" draw:mirror-vertical="false" draw:type="trapezoid" draw:modifiers="3144.393442622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draw:layer="layout" svg:width="1.07cm" svg:height="0.254cm" svg:x="11.068cm" svg:y="4.1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0.254cm" svg:height="0.762cm" svg:x="11.476cm" svg:y="3.15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svg:x="11.476cm" svg:y="2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261799387799149) translate (11.014cm 3.29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261799387799149) translate (10.949cm 3.0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261799387799149) translate (11.946cm 3.2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261799387799149) translate (12.012cm 2.9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523598775598299) translate (10.566cm 3.4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523598775598299) translate (10.438cm 3.2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523598775598299) translate (12.421cm 3.32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523598775598299) translate (12.548cm 3.1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" draw:text-style-name="P2" draw:layer="layout" svg:width="1.524cm" svg:height="0.254cm" svg:x="10.868cm" svg:y="4.418cm">
            <text:p/>
            <draw:enhanced-geometry svg:viewBox="0 0 21600 21600" draw:glue-points="?f6 10800 10800 21600 ?f5 10800 10800 0" draw:text-areas="?f3 ?f3 ?f4 ?f4" draw:mirror-vertical="true" draw:type="trapezoid" draw:modifiers="3470.163934426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6" draw:text-style-name="P2" draw:layer="layout" svg:width="1.524cm" svg:height="0.254cm" svg:x="17.168cm" svg:y="6.018cm">
            <text:p/>
            <draw:enhanced-geometry svg:viewBox="0 0 21600 21600" draw:glue-points="?f6 10800 10800 21600 ?f5 10800 10800 0" draw:text-areas="?f3 ?f3 ?f4 ?f4" draw:mirror-vertical="false" draw:type="trapezoid" draw:modifiers="3144.393442622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draw:layer="layout" svg:width="1.07cm" svg:height="0.254cm" svg:x="17.368cm" svg:y="6.2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0.254cm" svg:height="0.762cm" svg:x="17.776cm" svg:y="5.25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svg:x="17.776cm" svg:y="5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261799387799149) translate (17.314cm 5.39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261799387799149) translate (17.249cm 5.1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261799387799149) translate (18.246cm 5.3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261799387799149) translate (18.312cm 5.0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523598775598299) translate (16.866cm 5.5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523598775598299) translate (16.738cm 5.3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523598775598299) translate (18.721cm 5.42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523598775598299) translate (18.848cm 5.2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" draw:text-style-name="P2" draw:layer="layout" svg:width="1.524cm" svg:height="0.254cm" svg:x="17.168cm" svg:y="6.518cm">
            <text:p/>
            <draw:enhanced-geometry svg:viewBox="0 0 21600 21600" draw:glue-points="?f6 10800 10800 21600 ?f5 10800 10800 0" draw:text-areas="?f3 ?f3 ?f4 ?f4" draw:mirror-vertical="true" draw:type="trapezoid" draw:modifiers="3470.163934426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6" draw:text-style-name="P2" draw:layer="layout" svg:width="1.524cm" svg:height="0.254cm" svg:x="19.268cm" svg:y="10.218cm">
            <text:p/>
            <draw:enhanced-geometry svg:viewBox="0 0 21600 21600" draw:glue-points="?f6 10800 10800 21600 ?f5 10800 10800 0" draw:text-areas="?f3 ?f3 ?f4 ?f4" draw:mirror-vertical="false" draw:type="trapezoid" draw:modifiers="3144.3934426229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draw:layer="layout" svg:width="1.07cm" svg:height="0.254cm" svg:x="19.468cm" svg:y="10.47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2" draw:layer="layout" svg:width="0.254cm" svg:height="0.762cm" svg:x="19.876cm" svg:y="9.45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svg:x="19.876cm" svg:y="9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261799387799149) translate (19.414cm 9.59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261799387799149) translate (19.349cm 9.3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261799387799149) translate (20.346cm 9.5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261799387799149) translate (20.412cm 9.2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0.523598775598299) translate (18.966cm 9.7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0.523598775598299) translate (18.838cm 9.5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" draw:text-style-name="P2" draw:layer="layout" svg:width="0.254cm" svg:height="0.762cm" draw:transform="rotate (-0.523598775598299) translate (20.821cm 9.622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254cm" svg:height="0.254cm" draw:transform="rotate (-0.523598775598299) translate (20.948cm 9.40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6" draw:text-style-name="P2" draw:layer="layout" svg:width="1.524cm" svg:height="0.254cm" svg:x="19.268cm" svg:y="10.718cm">
            <text:p/>
            <draw:enhanced-geometry svg:viewBox="0 0 21600 21600" draw:glue-points="?f6 10800 10800 21600 ?f5 10800 10800 0" draw:text-areas="?f3 ?f3 ?f4 ?f4" draw:mirror-vertical="true" draw:type="trapezoid" draw:modifiers="3470.1639344262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arial1" svg:font-family="arial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870" draw:style="linear" draw:start-color="#bcbcbc" draw:end-color="#d0d0d0" draw:start-intensity="100%" draw:end-intensity="100%" draw:angle="1800" draw:border="0%"/>
    <draw:gradient draw:name="a877" draw:style="linear" draw:start-color="#bcbcbc" draw:end-color="#d0d0d0" draw:start-intensity="100%" draw:end-intensity="100%" draw:angle="1800" draw:border="0%"/>
    <draw:gradient draw:name="a884" draw:style="linear" draw:start-color="#bcbcbc" draw:end-color="#d0d0d0" draw:start-intensity="100%" draw:end-intensity="100%" draw:angle="1800" draw:border="0%"/>
    <draw:gradient draw:name="a891" draw:style="linear" draw:start-color="#bcbcbc" draw:end-color="#d0d0d0" draw:start-intensity="100%" draw:end-intensity="100%" draw:angle="1800" draw:border="0%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Calibri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3-12-09">12/9/13</text:date></text:span></text:p>
        </draw:text-box>
      </draw:frame>
      <draw:frame draw:name="Footer Placeholder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fc" draw:style-name="Mgr3" draw:text-style-name="MP1" draw:layer="backgroundobjects" svg:width="19.05cm" svg:height="1.208cm" svg:x="0cm" svg:y="24.8cm">
        <draw:text-box>
          <text:p/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Office-Theme" style:page-layout-name="PM1" draw:style-name="Mdp1">
      <draw:frame draw:name="Title Placeholder 1" presentation:style-name="Mpr1" draw:text-style-name="MP1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1" draw:layer="backgroundobjects" svg:width="22.86cm" svg:height="12.572cm" svg:x="1.27cm" svg:y="4.445cm" presentation:class="outline">
        <draw:text-box>
          <text:list text:style-name="ML3">
            <text:list-item>
              <text:p text:style-name="MP4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4" presentation:style-name="Mpr4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draw:frame draw:name="fc" draw:style-name="Mgr3" draw:text-style-name="MP1" draw:layer="backgroundobjects" svg:width="25.4cm" svg:height="1.208cm" svg:x="0cm" svg:y="18.45cm">
        <draw:text-box>
          <text:p/>
        </draw:text-box>
      </draw:frame>
      <presentation:notes style:page-layout-name="PM0">
        <draw:frame draw:name="Header Placeholder 1" presentation:style-name="Mpr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Office-Theme-title" draw:layer="backgroundobjects" svg:width="12.7cm" svg:height="9.525cm" svg:x="3.175cm" svg:y="1.905cm" presentation:class="page"/>
        <draw:frame draw:name="Notes Placeholder 4" presentation:style-name="Mpr6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1-title-Title-Slide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Title 1" presentation:style-name="Mpr8" draw:text-style-name="MP1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9" draw:text-style-name="MP1" draw:layer="backgroundobjects" svg:width="17.78cm" svg:height="4.868cm" svg:x="3.81cm" svg:y="10.795cm" presentation:class="subtitle">
        <draw:text-box>
          <text:p text:style-name="MP14"><text:span text:style-name="MT8">Click to edit Master subtitle style</text:span></text:p>
        </draw:text-box>
      </draw:frame>
      <draw:frame draw:name="Date Placeholder 3" presentation:style-name="Mpr10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4" presentation:style-name="Mpr1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0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13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2-obj-Title-and-Content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Title 1" presentation:style-name="Mpr15" draw:text-style-name="MP1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6" draw:text-style-name="MP1" draw:layer="backgroundobjects" svg:width="22.86cm" svg:height="12.572cm" svg:x="1.27cm" svg:y="4.445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4" presentation:style-name="Mpr1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7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20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3-secHead-Section-Header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Title 1" presentation:style-name="Mpr22" draw:text-style-name="MP1" draw:layer="backgroundobjects" svg:width="21.59cm" svg:height="3.784cm" svg:x="2.006cm" svg:y="12.241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23" draw:text-style-name="MP1" draw:layer="backgroundobjects" svg:width="21.59cm" svg:height="4.167cm" svg:x="2.006cm" svg:y="8.074cm" presentation:class="outline">
        <draw:text-box>
          <text:list text:style-name="ML9">
            <text:list-item>
              <text:p text:style-name="MP15"><text:span text:style-name="MT10">Click to edit Master text styles</text:span></text:p>
            </text:list-item>
          </text:list>
        </draw:text-box>
      </draw:frame>
      <draw:frame draw:name="Date Placeholder 3" presentation:style-name="Mpr24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4" presentation:style-name="Mpr2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4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27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4-twoObj-Two-Content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Title 1" presentation:style-name="Mpr29" draw:text-style-name="MP1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30" draw:text-style-name="MP1" draw:layer="backgroundobjects" svg:width="11.218cm" svg:height="12.572cm" svg:x="1.27cm" svg:y="4.445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30" draw:text-style-name="MP1" draw:layer="backgroundobjects" svg:width="11.218cm" svg:height="12.572cm" svg:x="12.912cm" svg:y="4.445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31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5" presentation:style-name="Mpr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31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34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5-twoTxTwoObj-Comparison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Title 1" presentation:style-name="Mpr36" draw:text-style-name="MP1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7" draw:text-style-name="MP1" draw:layer="backgroundobjects" svg:width="11.223cm" svg:height="1.777cm" svg:x="1.27cm" svg:y="4.264cm" presentation:class="outline">
        <draw:text-box>
          <text:list text:style-name="ML9">
            <text:list-item>
              <text:p text:style-name="MP17"><text:span text:style-name="MT12">Click to edit Master text styles</text:span></text:p>
            </text:list-item>
          </text:list>
        </draw:text-box>
      </draw:frame>
      <draw:frame draw:name="Content Placeholder 3" presentation:style-name="Mpr38" draw:text-style-name="MP1" draw:layer="backgroundobjects" svg:width="11.223cm" svg:height="10.976cm" svg:x="1.27cm" svg:y="6.041cm" presentation:class="title">
        <draw:text-box>
          <text:list text:style-name="ML3">
            <text:list-item>
              <text:p text:style-name="MP18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7" draw:text-style-name="MP1" draw:layer="backgroundobjects" svg:width="11.227cm" svg:height="1.777cm" svg:x="12.903cm" svg:y="4.264cm" presentation:class="outline">
        <draw:text-box>
          <text:list text:style-name="ML9">
            <text:list-item>
              <text:p text:style-name="MP17"><text:span text:style-name="MT12">Click to edit Master text styles</text:span></text:p>
            </text:list-item>
          </text:list>
        </draw:text-box>
      </draw:frame>
      <draw:frame draw:name="Content Placeholder 5" presentation:style-name="Mpr38" draw:text-style-name="MP1" draw:layer="backgroundobjects" svg:width="11.227cm" svg:height="10.976cm" svg:x="12.903cm" svg:y="6.041cm" presentation:class="title">
        <draw:text-box>
          <text:list text:style-name="ML3">
            <text:list-item>
              <text:p text:style-name="MP18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9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7" presentation:style-name="Mpr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9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42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6-titleOnly-Title-Only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Title 1" presentation:style-name="Mpr44" draw:text-style-name="MP1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45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3" presentation:style-name="Mpr4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45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4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48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7-blank-Blank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Date Placeholder 1" presentation:style-name="Mpr50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2" presentation:style-name="Mpr5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50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Header Placeholder 1" presentation:style-name="Mpr5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53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8-objTx-Content-with-Caption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Title 1" presentation:style-name="Mpr55" draw:text-style-name="MP1" draw:layer="backgroundobjects" svg:width="8.356cm" svg:height="3.228cm" svg:x="1.27cm" svg:y="0.758cm" presentation:class="title">
        <draw:text-box>
          <text:p text:style-name="MP9"><text:span text:style-name="MT14">Click to edit Master title style</text:span></text:p>
        </draw:text-box>
      </draw:frame>
      <draw:frame draw:name="Content Placeholder 2" presentation:style-name="Mpr56" draw:text-style-name="MP1" draw:layer="backgroundobjects" svg:width="14.199cm" svg:height="16.259cm" svg:x="9.931cm" svg:y="0.758cm" presentation:class="title">
        <draw:text-box>
          <text:list text:style-name="ML3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57" draw:text-style-name="MP1" draw:layer="backgroundobjects" svg:width="8.356cm" svg:height="13.031cm" svg:x="1.27cm" svg:y="3.986cm" presentation:class="outline">
        <draw:text-box>
          <text:list text:style-name="ML9">
            <text:list-item>
              <text:p text:style-name="MP19"><text:span text:style-name="MT15">Click to edit Master text styles</text:span></text:p>
            </text:list-item>
          </text:list>
        </draw:text-box>
      </draw:frame>
      <draw:frame draw:name="Date Placeholder 4" presentation:style-name="Mpr58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5" presentation:style-name="Mpr5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8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6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61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9-picTx-Picture-with-Caption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Title 1" presentation:style-name="Mpr63" draw:text-style-name="MP1" draw:layer="backgroundobjects" svg:width="15.24cm" svg:height="1.574cm" svg:x="4.979cm" svg:y="13.335cm" presentation:class="title">
        <draw:text-box>
          <text:p text:style-name="MP9"><text:span text:style-name="MT14">Click to edit Master title style</text:span></text:p>
        </draw:text-box>
      </draw:frame>
      <draw:frame draw:name="Picture Placeholder 2" presentation:style-name="Mpr64" draw:text-style-name="MP1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65" draw:text-style-name="MP1" draw:layer="backgroundobjects" svg:width="15.24cm" svg:height="2.236cm" svg:x="4.979cm" svg:y="14.909cm" presentation:class="outline">
        <draw:text-box>
          <text:list text:style-name="ML9">
            <text:list-item>
              <text:p text:style-name="MP19"><text:span text:style-name="MT15">Click to edit Master text styles</text:span></text:p>
            </text:list-item>
          </text:list>
        </draw:text-box>
      </draw:frame>
      <draw:frame draw:name="Date Placeholder 4" presentation:style-name="Mpr66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5" presentation:style-name="Mpr6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66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6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69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10-vertTx-Title-and-Vertical-Text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Title 1" presentation:style-name="Mpr71" draw:text-style-name="MP1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2" draw:text-style-name="MP20" draw:layer="backgroundobjects" svg:width="22.86cm" svg:height="12.572cm" svg:x="1.27cm" svg:y="4.445cm" presentation:class="outline">
        <draw:text-box>
          <text:list text:style-name="ML3">
            <text:list-item>
              <text:p text:style-name="MP4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4" presentation:style-name="Mpr74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73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7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76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  <style:master-page style:name="Master1-Layout11-vertTitleAndTx-Vertical-Title-and-Text" style:page-layout-name="PM1" draw:style-name="Mdp1">
      <draw:frame draw:name="fc" draw:style-name="Mgr3" draw:text-style-name="MP1" draw:layer="Master1-bg" svg:width="25.4cm" svg:height="1.208cm" svg:x="0cm" svg:y="18.45cm">
        <draw:text-box>
          <text:p/>
        </draw:text-box>
      </draw:frame>
      <draw:frame draw:name="Vertical Title 1" presentation:style-name="Mpr78" draw:text-style-name="MP20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9" draw:text-style-name="MP20" draw:layer="backgroundobjects" svg:width="16.722cm" svg:height="16.254cm" svg:x="1.27cm" svg:y="0.763cm" presentation:class="outline">
        <draw:text-box>
          <text:list text:style-name="ML3">
            <text:list-item>
              <text:p text:style-name="MP4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1" draw:layer="backgroundobjects" svg:width="5.927cm" svg:height="1.014cm" svg:x="1.27cm" svg:y="17.657cm" presentation:class="date-time">
        <draw:text-box>
          <text:p text:style-name="MP9"><text:span text:style-name="MT7"><text:date style:data-style-name="D1" text:date-value="2013-12-09">12/9/13</text:date></text:span></text:p>
        </draw:text-box>
      </draw:frame>
      <draw:frame draw:name="Footer Placeholder 4" presentation:style-name="Mpr8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80" draw:text-style-name="MP1" draw:layer="backgroundobjects" svg:width="5.927cm" svg:height="1.014cm" svg:x="18.203cm" svg:y="17.657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frame draw:name="Header Placeholder 1" presentation:style-name="Mpr8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3-12-09">12/9/13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83" draw:text-style-name="MP1" draw:layer="backgroundobjects" svg:width="15.24cm" svg:height="11.43cm" svg:x="1.905cm" svg:y="12.065cm" presentation:class="notes">
          <draw:text-box>
            <text:p text:style-name="MP9"><text:span text:style-name="MT1">Click to edit Master text styles</text:span></text:p>
            <text:list text:style-name="ML9">
              <text:list-item>
                <text:list>
                  <text:list-item>
                    <text:p text:style-name="MP10"><text:span text:style-name="MT1">Second level</text:span></text:p>
                    <text:list>
                      <text:list-item>
                        <text:p text:style-name="MP11"><text:span text:style-name="MT1">Third level</text:span></text:p>
                        <text:list>
                          <text:list-item>
                            <text:p text:style-name="MP12"><text:span text:style-name="MT1">Fourth level</text:span></text:p>
                            <text:list>
                              <text:list-item>
                                <text:p text:style-name="MP13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draw:name="fc" draw:style-name="Mgr3" draw:text-style-name="MP1" draw:layer="backgroundobjects" svg:width="19.05cm" svg:height="1.208cm" svg:x="0cm" svg:y="24.8cm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dc:title>PowerPoint Presentation</dc:title>
    <meta:initial-creator>Liu Larry.1 (Nokia-MP/Beijing)</meta:initial-creator>
    <meta:creation-date>2013-12-09T06:04:18Z</meta:creation-date>
    <dc:date>2013-12-09T14:34:13.961000000</dc:date>
    <meta:editing-cycles>8</meta:editing-cycles>
    <meta:editing-duration>PT18M34S</meta:editing-duration>
    <meta:document-statistic meta:object-count="483"/>
    <meta:user-defined meta:name="NokiaConfidentiality">Public</meta:user-defined>
    <meta:user-defined meta:name="TitusGUID">35f541b1-5884-44aa-bfb4-cb891e7d58eb</meta:user-defined>
  </office:meta>
</office:document-meta>
</file>